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5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null-year="1950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.0816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.0149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.0278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.0425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.1270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.0228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.0201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.0609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.0696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.0015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.007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.0402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.0240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.0674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.0750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.01929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.000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.0598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.06327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.090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.0275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.0097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.0236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.0015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.01974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.000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document-statistic meta:table-count="1" meta:cell-count="54" meta:object-count="0"/>
  </office:meta>
</office:document-meta>
</file>